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8</text:p>
          </table:table-cell>
          <table:table-cell table:style-name="ACE-0" office:value-type="float" office:value="57.490000000000002">
            <text:p>57.49</text:p>
          </table:table-cell>
          <table:table-cell table:style-name="ACE-0" office:value-type="float" office:value="10.49">
            <text:p>10.49</text:p>
          </table:table-cell>
          <table:table-cell table:style-name="ACE-0" office:value-type="float" office:value="3990">
            <text:p>3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Dosinia exol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9</text:p>
          </table:table-cell>
          <table:table-cell table:style-name="ACE-0" office:value-type="float" office:value="57.490000000000002">
            <text:p>57.49</text:p>
          </table:table-cell>
          <table:table-cell table:style-name="ACE-0" office:value-type="float" office:value="10.49">
            <text:p>10.49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52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4080">
            <text:p>1408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53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3610">
            <text:p>13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36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1">
            <text:p>10.51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37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39999999999999">
            <text:p>10.54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38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39999999999999">
            <text:p>10.54</text:p>
          </table:table-cell>
          <table:table-cell table:style-name="ACE-0" office:value-type="float" office:value="5180">
            <text:p>51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46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1">
            <text:p>10.51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48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1710">
            <text:p>117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18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2460">
            <text:p>1246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Zirfaea crisp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19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1950">
            <text:p>119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20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2130">
            <text:p>1213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coma balthica. Zirfaea crispata and 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57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2370">
            <text:p>123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68</text:p>
          </table:table-cell>
          <table:table-cell table:style-name="ACE-0" office:value-type="float" office:value="57.530000000000001">
            <text:p>57.53</text:p>
          </table:table-cell>
          <table:table-cell table:style-name="ACE-0" office:value-type="float" office:value="10.19">
            <text:p>10.19</text:p>
          </table:table-cell>
          <table:table-cell table:style-name="ACE-0" office:value-type="float" office:value="12770">
            <text:p>127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Zirfaea crisp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70</text:p>
          </table:table-cell>
          <table:table-cell table:style-name="ACE-0" office:value-type="float" office:value="57.590000000000003">
            <text:p>57.59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11980">
            <text:p>119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71</text:p>
          </table:table-cell>
          <table:table-cell table:style-name="ACE-0" office:value-type="float" office:value="57.590000000000003">
            <text:p>57.59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11950">
            <text:p>119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Zirfaea crisp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72</text:p>
          </table:table-cell>
          <table:table-cell table:style-name="ACE-0" office:value-type="float" office:value="57.590000000000003">
            <text:p>57.59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87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2020">
            <text:p>120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88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89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120">
            <text:p>121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575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1360">
            <text:p>1136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arisSorensenPeters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670</text:p>
          </table:table-cell>
          <table:table-cell table:style-name="ACE-0" office:value-type="float" office:value="57.420000000000002">
            <text:p>57.42</text:p>
          </table:table-cell>
          <table:table-cell table:style-name="ACE-0" office:value-type="float" office:value="9.75">
            <text:p>9.75</text:p>
          </table:table-cell>
          <table:table-cell table:style-name="ACE-0" office:value-type="float" office:value="14650">
            <text:p>146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nudsen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671</text:p>
          </table:table-cell>
          <table:table-cell table:style-name="ACE-0" office:value-type="float" office:value="57.420000000000002">
            <text:p>57.42</text:p>
          </table:table-cell>
          <table:table-cell table:style-name="ACE-0" office:value-type="float" office:value="9.75">
            <text:p>9.75</text:p>
          </table:table-cell>
          <table:table-cell table:style-name="ACE-0" office:value-type="float" office:value="14270">
            <text:p>142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nudsen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05</text:p>
          </table:table-cell>
          <table:table-cell table:style-name="ACE-0" office:value-type="float" office:value="57.039999999999999">
            <text:p>57.04</text:p>
          </table:table-cell>
          <table:table-cell table:style-name="ACE-0" office:value-type="float" office:value="10.09">
            <text:p>10.09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5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alanus balanu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6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alanus balanu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7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8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Dosinia exol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9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alanus balanu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20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640">
            <text:p>264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pisula <text:s/>Tellina and Mactr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19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16">
            <text:p>10.16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79</text:p>
          </table:table-cell>
          <table:table-cell table:style-name="ACE-0" office:value-type="float" office:value="57.630000000000003">
            <text:p>57.63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80</text:p>
          </table:table-cell>
          <table:table-cell table:style-name="ACE-0" office:value-type="float" office:value="57.68">
            <text:p>57.6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inus sylvestris ste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53</text:p>
          </table:table-cell>
          <table:table-cell table:style-name="ACE-0" office:value-type="float" office:value="57.640000000000001">
            <text:p>57.64</text:p>
          </table:table-cell>
          <table:table-cell table:style-name="ACE-0" office:value-type="float" office:value="10.369999999999999">
            <text:p>10.37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8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9.9700000000000006">
            <text:p>9.97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9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9.9700000000000006">
            <text:p>9.97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60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9.9700000000000006">
            <text:p>9.97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848</text:p>
          </table:table-cell>
          <table:table-cell table:style-name="ACE-0" office:value-type="float" office:value="57.539999999999999">
            <text:p>57.54</text:p>
          </table:table-cell>
          <table:table-cell table:style-name="ACE-0" office:value-type="float" office:value="10.44">
            <text:p>10.44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850</text:p>
          </table:table-cell>
          <table:table-cell table:style-name="ACE-0" office:value-type="float" office:value="57.539999999999999">
            <text:p>57.54</text:p>
          </table:table-cell>
          <table:table-cell table:style-name="ACE-0" office:value-type="float" office:value="10.44">
            <text:p>10.44</text:p>
          </table:table-cell>
          <table:table-cell table:style-name="ACE-0" office:value-type="float" office:value="420">
            <text:p>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849</text:p>
          </table:table-cell>
          <table:table-cell table:style-name="ACE-0" office:value-type="float" office:value="57.539999999999999">
            <text:p>57.54</text:p>
          </table:table-cell>
          <table:table-cell table:style-name="ACE-0" office:value-type="float" office:value="10.44">
            <text:p>10.44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132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4600">
            <text:p>146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ichardt199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133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4940">
            <text:p>149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ichardt199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134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4880">
            <text:p>148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ichardt199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58</text:p>
          </table:table-cell>
          <table:table-cell table:style-name="ACE-0" office:value-type="float" office:value="57.469999999999999">
            <text:p>57.47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3900">
            <text:p>139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59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2030">
            <text:p>120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60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230">
            <text:p>122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ya trunc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61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190">
            <text:p>1219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ya trunc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91</text:p>
          </table:table-cell>
          <table:table-cell table:style-name="ACE-0" office:value-type="float" office:value="57.530000000000001">
            <text:p>57.53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12650">
            <text:p>12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a truncata <text:s/>Hiatella arctica and Macoma calcare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97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520">
            <text:p>125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99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240">
            <text:p>1224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03</text:p>
          </table:table-cell>
          <table:table-cell table:style-name="ACE-0" office:value-type="float" office:value="57.280000000000001">
            <text:p>57.28</text:p>
          </table:table-cell>
          <table:table-cell table:style-name="ACE-0" office:value-type="float" office:value="10.369999999999999">
            <text:p>10.37</text:p>
          </table:table-cell>
          <table:table-cell table:style-name="ACE-0" office:value-type="float" office:value="13010">
            <text:p>1301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0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Nielsen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1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<text:s/>bark frag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199999999999999">
            <text:p>12.2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2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 <text:s/>antl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4">
            <text:p>12.4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3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from bo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4">
            <text:p>12.4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4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800000000000001">
            <text:p>12.8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</text:p>
          </table:table-cell>
          <table:table-cell table:number-columns-repeated="240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1">
          <table:table-cell table:number-columns-repeated="256" table:style-name="ACE-0"/>
        </table:table-row>
        <table:table-row table:style-name="AROW-0" table:number-rows-repeated="3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32">
          <gnm:selection gnm:start-col="0" gnm:start-row="32" gnm:end-col="255" gnm:end-row="3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7:40:0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